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A00000230CA587656894595BF.png" manifest:media-type="image/png"/>
  <manifest:file-entry manifest:full-path="Pictures/100000010000040A000002309B151BE1B059F327.png" manifest:media-type="image/png"/>
  <manifest:file-entry manifest:full-path="Pictures/100000010000040A000002301386C69638D226A4.png" manifest:media-type="image/png"/>
  <manifest:file-entry manifest:full-path="Pictures/100000010000040A00000230C2947C1E148A1E7F.png" manifest:media-type="image/png"/>
  <manifest:file-entry manifest:full-path="Pictures/100000010000040A00000230ACD43580C53F5529.png" manifest:media-type="image/png"/>
  <manifest:file-entry manifest:full-path="Pictures/100000010000040A00000230D3C18C976DB8C837.png" manifest:media-type="image/png"/>
  <manifest:file-entry manifest:full-path="Pictures/100000010000040A000002300E72A2FA18DEF8DA.png" manifest:media-type="image/png"/>
  <manifest:file-entry manifest:full-path="Pictures/100000010000040A00000230AA3EB2487F62821A.png" manifest:media-type="image/png"/>
  <manifest:file-entry manifest:full-path="Pictures/100000010000040A000002305D2227C6A86110B2.png" manifest:media-type="image/png"/>
  <manifest:file-entry manifest:full-path="Pictures/100000010000040A000002303FA14219A9F9CF08.png" manifest:media-type="image/png"/>
  <manifest:file-entry manifest:full-path="Pictures/100000010000040A00000230BA60D08E2D20BB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f8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75in" draw:z-index="0"><draw:image xlink:href="Pictures/100000010000040A00000230BA60D08E2D20BB08.png" xlink:type="simple" xlink:show="embed" xlink:actuate="onLoad" draw:mime-type="image/png"/></draw:frame></text:p>
      <text:p text:style-name="P1"><draw:frame draw:style-name="fr1" draw:name="Image2" text:anchor-type="char" svg:width="6.9252in" svg:height="3.75in" draw:z-index="1"><draw:image xlink:href="Pictures/100000010000040A000002305D2227C6A86110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9252in" svg:height="3.75in" draw:z-index="2"><draw:image xlink:href="Pictures/100000010000040A00000230AA3EB2487F62821A.png" xlink:type="simple" xlink:show="embed" xlink:actuate="onLoad" draw:mime-type="image/png"/></draw:frame><text:soft-page-break/></text:p>
      <text:p text:style-name="P1"><draw:frame draw:style-name="fr1" draw:name="Image4" text:anchor-type="char" svg:width="6.9252in" svg:height="3.75in" draw:z-index="3"><draw:image xlink:href="Pictures/100000010000040A00000230D3C18C976DB8C8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9252in" svg:height="3.75in" draw:z-index="4"><draw:image xlink:href="Pictures/100000010000040A00000230ACD43580C53F5529.png" xlink:type="simple" xlink:show="embed" xlink:actuate="onLoad" draw:mime-type="image/png"/></draw:frame><text:soft-page-break/></text:p>
      <text:p text:style-name="P1"><draw:frame draw:style-name="fr1" draw:name="Image6" text:anchor-type="char" svg:width="6.9252in" svg:height="3.75in" draw:z-index="5"><draw:image xlink:href="Pictures/100000010000040A00000230C2947C1E148A1E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6.9252in" svg:height="3.75in" draw:z-index="6"><draw:image xlink:href="Pictures/100000010000040A000002301386C69638D226A4.png" xlink:type="simple" xlink:show="embed" xlink:actuate="onLoad" draw:mime-type="image/png"/></draw:frame><text:soft-page-break/></text:p>
      <text:p text:style-name="P1"><draw:frame draw:style-name="fr1" draw:name="Image8" text:anchor-type="char" svg:width="6.9252in" svg:height="3.75in" draw:z-index="7"><draw:image xlink:href="Pictures/100000010000040A000002309B151BE1B059F3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6.9252in" svg:height="3.75in" draw:z-index="8"><draw:image xlink:href="Pictures/100000010000040A000002303FA14219A9F9CF08.png" xlink:type="simple" xlink:show="embed" xlink:actuate="onLoad" draw:mime-type="image/png"/></draw:frame><text:soft-page-break/></text:p>
      <text:p text:style-name="P1"><draw:frame draw:style-name="fr1" draw:name="Image10" text:anchor-type="char" svg:width="6.9252in" svg:height="3.75in" draw:z-index="9"><draw:image xlink:href="Pictures/100000010000040A000002300E72A2FA18DEF8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6.9252in" svg:height="3.75in" draw:z-index="10"><draw:image xlink:href="Pictures/100000010000040A00000230CA587656894595BF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3:33:27.075806986</meta:creation-date>
    <dc:date>2023-02-20T23:35:40.535184861</dc:date>
    <meta:editing-duration>PT2M14S</meta:editing-duration>
    <meta:editing-cycles>1</meta:editing-cycles>
    <meta:document-statistic meta:table-count="0" meta:image-count="11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